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1077a7" officeooo:paragraph-rsid="001077a7" style:font-weight-asian="normal" style:font-weight-complex="normal"/>
    </style:style>
    <style:style style:name="P24" style:family="paragraph" style:parent-style-name="Text_20_body" style:list-style-name="L5">
      <style:text-properties fo:font-weight="normal" officeooo:rsid="0059f2da" officeooo:paragraph-rsid="0059f2da" style:font-weight-asian="normal" style:font-weight-complex="normal"/>
    </style:style>
    <style:style style:name="P25" style:family="paragraph" style:parent-style-name="Text_20_body" style:list-style-name="L5">
      <style:text-properties fo:font-weight="normal" officeooo:rsid="005a351d" officeooo:paragraph-rsid="005a351d" style:font-weight-asian="normal" style:font-weight-complex="normal"/>
    </style:style>
    <style:style style:name="P26" style:family="paragraph" style:parent-style-name="Text_20_body" style:list-style-name="L5">
      <style:text-properties fo:font-weight="normal" officeooo:rsid="004ed0b4" officeooo:paragraph-rsid="004ed0b4" style:font-weight-asian="normal" style:font-weight-complex="normal"/>
    </style:style>
    <style:style style:name="P27" style:family="paragraph" style:parent-style-name="Text_20_body">
      <style:text-properties fo:font-weight="bold" officeooo:rsid="000e701d" officeooo:paragraph-rsid="000e701d" style:font-weight-asian="bold" style:font-weight-complex="bold"/>
    </style:style>
    <style:style style:name="P28" style:family="paragraph" style:parent-style-name="Text_20_body" style:list-style-name="L6">
      <style:text-properties officeooo:rsid="0037dd00" officeooo:paragraph-rsid="0037dd00"/>
    </style:style>
    <style:style style:name="P29" style:family="paragraph" style:parent-style-name="Text_20_body" style:list-style-name="L6">
      <style:text-properties officeooo:rsid="00346218" officeooo:paragraph-rsid="00346218"/>
    </style:style>
    <style:style style:name="P30" style:family="paragraph" style:parent-style-name="Text_20_body" style:list-style-name="L6">
      <style:text-properties officeooo:rsid="003ad1b7" officeooo:paragraph-rsid="003ad1b7"/>
    </style:style>
    <style:style style:name="P31" style:family="paragraph" style:parent-style-name="Text_20_body" style:list-style-name="L6">
      <style:text-properties style:text-line-through-style="solid" style:text-line-through-type="single" officeooo:rsid="00346218" officeooo:paragraph-rsid="00346218"/>
    </style:style>
    <style:style style:name="P32" style:family="paragraph" style:parent-style-name="Text_20_body" style:list-style-name="L6">
      <style:text-properties officeooo:rsid="000e701d" officeooo:paragraph-rsid="0030bc53"/>
    </style:style>
    <style:style style:name="P33" style:family="paragraph" style:parent-style-name="Text_20_body" style:list-style-name="L6">
      <style:text-properties officeooo:rsid="00371326" officeooo:paragraph-rsid="00371326"/>
    </style:style>
    <style:style style:name="P34" style:family="paragraph" style:parent-style-name="Text_20_body" style:list-style-name="L6">
      <style:text-properties officeooo:rsid="000e701d" officeooo:paragraph-rsid="0036c472"/>
    </style:style>
    <style:style style:name="P35" style:family="paragraph" style:parent-style-name="Text_20_body" style:list-style-name="L6">
      <style:text-properties officeooo:rsid="000e701d" officeooo:paragraph-rsid="000e701d"/>
    </style:style>
    <style:style style:name="P36" style:family="paragraph" style:parent-style-name="Text_20_body" style:list-style-name="L6">
      <style:text-properties style:text-line-through-style="solid" style:text-line-through-type="single" officeooo:rsid="000e701d" officeooo:paragraph-rsid="000e701d"/>
    </style:style>
    <style:style style:name="P37" style:family="paragraph" style:parent-style-name="Text_20_body" style:list-style-name="L6">
      <style:text-properties officeooo:rsid="000eec00" officeooo:paragraph-rsid="000eec00"/>
    </style:style>
    <style:style style:name="P38" style:family="paragraph" style:parent-style-name="Text_20_body" style:list-style-name="L6">
      <style:text-properties style:text-line-through-style="solid" style:text-line-through-type="single" officeooo:rsid="00163012" officeooo:paragraph-rsid="00163012"/>
    </style:style>
    <style:style style:name="P39" style:family="paragraph" style:parent-style-name="Text_20_body" style:list-style-name="L6">
      <style:text-properties officeooo:rsid="00286d3d" officeooo:paragraph-rsid="00286d3d"/>
    </style:style>
    <style:style style:name="P40" style:family="paragraph" style:parent-style-name="Text_20_body" style:list-style-name="L6">
      <style:text-properties officeooo:rsid="002da041" officeooo:paragraph-rsid="002da041"/>
    </style:style>
    <style:style style:name="P41" style:family="paragraph" style:parent-style-name="Text_20_body" style:list-style-name="L6">
      <style:text-properties officeooo:rsid="002db92a" officeooo:paragraph-rsid="002da041"/>
    </style:style>
    <style:style style:name="P42" style:family="paragraph" style:parent-style-name="Text_20_body" style:list-style-name="L6">
      <style:text-properties officeooo:rsid="002fc92f" officeooo:paragraph-rsid="002fc92f"/>
    </style:style>
    <style:style style:name="P43" style:family="paragraph" style:parent-style-name="Text_20_body" style:list-style-name="L6">
      <style:text-properties officeooo:rsid="002957f8" officeooo:paragraph-rsid="00286d3d"/>
    </style:style>
    <style:style style:name="P44" style:family="paragraph" style:parent-style-name="Text_20_body" style:list-style-name="L6">
      <style:text-properties officeooo:rsid="000e701d" officeooo:paragraph-rsid="00116b98"/>
    </style:style>
    <style:style style:name="P45" style:family="paragraph" style:parent-style-name="Text_20_body" style:list-style-name="L6">
      <style:text-properties officeooo:paragraph-rsid="00116b98"/>
    </style:style>
    <style:style style:name="P46" style:family="paragraph" style:parent-style-name="Text_20_body" style:list-style-name="L6">
      <style:text-properties officeooo:rsid="00209e10" officeooo:paragraph-rsid="00209e10"/>
    </style:style>
    <style:style style:name="P47" style:family="paragraph" style:parent-style-name="Text_20_body" style:list-style-name="L6">
      <style:text-properties officeooo:rsid="00230835" officeooo:paragraph-rsid="00230835"/>
    </style:style>
    <style:style style:name="P48" style:family="paragraph" style:parent-style-name="Text_20_body" style:list-style-name="L6">
      <style:text-properties officeooo:rsid="0024c59d" officeooo:paragraph-rsid="0024c59d"/>
    </style:style>
    <style:style style:name="P49" style:family="paragraph" style:parent-style-name="Text_20_body" style:list-style-name="L6">
      <style:text-properties officeooo:rsid="0014545c" officeooo:paragraph-rsid="0014545c"/>
    </style:style>
    <style:style style:name="P50" style:family="paragraph" style:parent-style-name="Text_20_body" style:list-style-name="L6">
      <style:text-properties style:text-line-through-style="solid" style:text-line-through-type="single" officeooo:rsid="0014545c" officeooo:paragraph-rsid="0014545c"/>
    </style:style>
    <style:style style:name="P51" style:family="paragraph" style:parent-style-name="Text_20_body" style:list-style-name="L6">
      <style:text-properties officeooo:rsid="00182c83" officeooo:paragraph-rsid="00182c83"/>
    </style:style>
    <style:style style:name="P52" style:family="paragraph" style:parent-style-name="Text_20_body" style:list-style-name="L6">
      <style:text-properties style:text-line-through-style="solid" style:text-line-through-type="single" officeooo:rsid="00182c83" officeooo:paragraph-rsid="00182c83"/>
    </style:style>
    <style:style style:name="P53" style:family="paragraph" style:parent-style-name="Text_20_body">
      <style:text-properties officeooo:rsid="00182c83" officeooo:paragraph-rsid="00182c83"/>
    </style:style>
    <style:style style:name="P54" style:family="paragraph" style:parent-style-name="Text_20_body">
      <style:text-properties fo:font-weight="bold" officeooo:rsid="001dbc6b" officeooo:paragraph-rsid="001dbc6b" style:font-weight-asian="bold" style:font-weight-complex="bold"/>
    </style:style>
    <style:style style:name="P55" style:family="paragraph" style:parent-style-name="Text_20_body" style:list-style-name="L7">
      <style:text-properties officeooo:rsid="004081fa" officeooo:paragraph-rsid="004081fa"/>
    </style:style>
    <style:style style:name="P56" style:family="paragraph" style:parent-style-name="Text_20_body">
      <style:text-properties fo:font-size="12pt" officeooo:rsid="0048a5d4" officeooo:paragraph-rsid="004081fa" style:font-size-asian="10.5pt" style:font-size-complex="12pt"/>
    </style:style>
    <style:style style:name="P57"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58" style:family="paragraph" style:parent-style-name="Text_20_body" style:list-style-name="L8">
      <style:text-properties officeooo:paragraph-rsid="004a39a2"/>
    </style:style>
    <style:style style:name="P59" style:family="paragraph" style:parent-style-name="Text_20_body" style:list-style-name="L8">
      <style:text-properties officeooo:rsid="004c0e49" officeooo:paragraph-rsid="004c0e49"/>
    </style:style>
    <style:style style:name="P60" style:family="paragraph" style:parent-style-name="Text_20_body" style:list-style-name="L8">
      <style:text-properties officeooo:rsid="004c8da8" officeooo:paragraph-rsid="004c8da8"/>
    </style:style>
    <style:style style:name="P61" style:family="paragraph" style:parent-style-name="Text_20_body" style:list-style-name="L8">
      <style:text-properties officeooo:paragraph-rsid="00562661"/>
    </style:style>
    <style:style style:name="P62" style:family="paragraph" style:parent-style-name="Text_20_body" style:list-style-name="L8">
      <style:text-properties officeooo:rsid="005806c1" officeooo:paragraph-rsid="005806c1"/>
    </style:style>
    <style:style style:name="P63" style:family="paragraph" style:parent-style-name="Text_20_body" style:list-style-name="L8">
      <style:text-properties officeooo:paragraph-rsid="00590170"/>
    </style:style>
    <style:style style:name="P64" style:family="paragraph" style:parent-style-name="Text_20_body" style:list-style-name="L8">
      <style:text-properties officeooo:rsid="00590170" officeooo:paragraph-rsid="00590170"/>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2">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2">forensic scientist<text:span text:style-name="T8">s npcs</text:span></text:p>
        </text:list-item>
        <text:list-item>
          <text:p text:style-name="P23">buy new wipes with better stats : time to wipe</text:p>
        </text:list-item>
        <text:list-item>
          <text:p text:style-name="P23">/!\ <text:span text:style-name="T9">can directly take crime item without cleaning tool, but takes more time and directly end the game.</text:span></text:p>
        </text:list-item>
        <text:list-item>
          <text:p text:style-name="P24">(Can interact with inspector to give up and face justice)</text:p>
        </text:list-item>
        <text:list-item>
          <text:p text:style-name="P25">cursor aspect : hand → get more and more blood on it with level - metaphore;)</text:p>
        </text:list-item>
        <text:list-item>
          <text:p text:style-name="P26">Multiple character choice :</text:p>
          <text:list>
            <text:list-item>
              <text:p text:style-name="P26">basic cop</text:p>
            </text:list-item>
            <text:list-item>
              <text:p text:style-name="P26">son of PD chef</text:p>
            </text:list-item>
            <text:list-item>
              <text:p text:style-name="P26">sneaky bastard</text:p>
            </text:list-item>
          </text:list>
        </text:list-item>
      </text:list>
      <text:p text:style-name="P27"/>
      <text:p text:style-name="P27"/>
      <text:p text:style-name="P27">Scope :</text:p>
      <text:list text:style-name="L6">
        <text:list-item>
          <text:p text:style-name="P28">Set project on itch.io</text:p>
        </text:list-item>
        <text:list-item>
          <text:p text:style-name="P29">Game structure :</text:p>
          <text:list>
            <text:list-item>
              <text:p text:style-name="P29">start splash screens</text:p>
            </text:list-item>
            <text:list-item>
              <text:p text:style-name="P29">main menu</text:p>
            </text:list-item>
            <text:list-item>
              <text:p text:style-name="P29">new mission menu</text:p>
              <text:list>
                <text:list-item>
                  <text:p text:style-name="P30"><text:soft-page-break/>phone conversation</text:p>
                </text:list-item>
                <text:list-item>
                  <text:p text:style-name="P30">shop</text:p>
                </text:list-item>
              </text:list>
            </text:list-item>
            <text:list-item>
              <text:p text:style-name="P31">change scene</text:p>
            </text:list-item>
            <text:list-item>
              <text:p text:style-name="P29">victory condition &gt; next mission</text:p>
            </text:list-item>
            <text:list-item>
              <text:p text:style-name="P29">defeat &gt; return menu/quit</text:p>
            </text:list-item>
          </text:list>
        </text:list-item>
        <text:list-item>
          <text:p text:style-name="P32">Main menu :</text:p>
          <text:list>
            <text:list-item>
              <text:p text:style-name="P32">theme splash of blood, then wipe to display button</text:p>
            </text:list-item>
            <text:list-item>
              <text:p text:style-name="P33">panel assets and overall aspect</text:p>
            </text:list-item>
          </text:list>
        </text:list-item>
        <text:list-item>
          <text:p text:style-name="P34">Map :</text:p>
          <text:list>
            <text:list-item>
              <text:p text:style-name="P34">pixel art, top down, indoors, crime scene</text:p>
            </text:list-item>
          </text:list>
        </text:list-item>
        <text:list-item>
          <text:p text:style-name="P35">player : 2D control</text:p>
          <text:list>
            <text:list-item>
              <text:p text:style-name="P36">movement : zqsd + mouse</text:p>
            </text:list-item>
            <text:list-item>
              <text:p text:style-name="P36">cleaning action with circular <text:span text:style-name="T10">timer</text:span></text:p>
            </text:list-item>
            <text:list-item>
              <text:p text:style-name="P37">hand+wipe cursor</text:p>
            </text:list-item>
            <text:list-item>
              <text:p text:style-name="P38">cleaning zone with dotted border</text:p>
            </text:list-item>
          </text:list>
        </text:list-item>
        <text:list-item>
          <text:p text:style-name="P39">Shop for cleaning tools :</text:p>
          <text:list>
            <text:list-item>
              <text:p text:style-name="P40">shop UI</text:p>
            </text:list-item>
            <text:list-item>
              <text:p text:style-name="P40">shop item<text:span text:style-name="T11">s</text:span></text:p>
            </text:list-item>
            <text:list-item>
              <text:p text:style-name="P41">Inventory UI</text:p>
            </text:list-item>
          </text:list>
        </text:list-item>
        <text:list-item>
          <text:p text:style-name="P42">HUD</text:p>
        </text:list-item>
        <text:list-item>
          <text:p text:style-name="P43">Tutorial</text:p>
        </text:list-item>
        <text:list-item>
          <text:p text:style-name="P44">NPC : 2 types</text:p>
          <text:list>
            <text:list-item>
              <text:p text:style-name="P44">investigators with detection areas</text:p>
            </text:list-item>
            <text:list-item>
              <text:p text:style-name="P45"><text:span text:style-name="T7">forensic scientist</text:span><text:span text:style-name="T12">s : idl, to hide dirty cleaning cloth, some are undercover inspectors</text:span></text:p>
            </text:list-item>
          </text:list>
        </text:list-item>
        <text:list-item>
          <text:p text:style-name="P46">Animations :</text:p>
          <text:list>
            <text:list-item>
              <text:p text:style-name="P46">forensics idle</text:p>
            </text:list-item>
            <text:list-item>
              <text:p text:style-name="P46">forensics-inspector – reveal</text:p>
            </text:list-item>
            <text:list-item>
              <text:p text:style-name="P47">player movements</text:p>
            </text:list-item>
            <text:list-item>
              <text:p text:style-name="P47">inspectors movements</text:p>
            </text:list-item>
            <text:list-item>
              <text:p text:style-name="P47">inspector catching</text:p>
            </text:list-item>
          </text:list>
        </text:list-item>
        <text:list-item>
          <text:p text:style-name="P48">Art Design :</text:p>
          <text:list>
            <text:list-item>
              <text:p text:style-name="P48">UI</text:p>
            </text:list-item>
            <text:list-item>
              <text:p text:style-name="P48"><text:soft-page-break/>Title</text:p>
            </text:list-item>
            <text:list-item>
              <text:p text:style-name="P48">House – all assets</text:p>
            </text:list-item>
            <text:list-item>
              <text:p text:style-name="P48">Crime items</text:p>
            </text:list-item>
            <text:list-item>
              <text:p text:style-name="P48">Animations</text:p>
            </text:list-item>
            <text:list-item>
              <text:p text:style-name="P48">Dialogues</text:p>
            </text:list-item>
            <text:list-item>
              <text:p text:style-name="P48">shop</text:p>
            </text:list-item>
            <text:list-item>
              <text:p text:style-name="P48">HUD</text:p>
            </text:list-item>
            <text:list-item>
              <text:p text:style-name="P48"/>
            </text:list-item>
          </text:list>
        </text:list-item>
        <text:list-item>
          <text:p text:style-name="P49">scripts :</text:p>
          <text:list>
            <text:list-item>
              <text:p text:style-name="P50">scene management</text:p>
            </text:list-item>
            <text:list-item>
              <text:p text:style-name="P49">tilemaplayer</text:p>
            </text:list-item>
            <text:list-item>
              <text:p text:style-name="P49">utilities</text:p>
            </text:list-item>
            <text:list-item>
              <text:p text:style-name="P49">event bus</text:p>
            </text:list-item>
            <text:list-item>
              <text:p text:style-name="P49">player control</text:p>
            </text:list-item>
            <text:list-item>
              <text:p text:style-name="P51">inspector detection</text:p>
            </text:list-item>
            <text:list-item>
              <text:p text:style-name="P52">cleaning zone</text:p>
            </text:list-item>
          </text:list>
        </text:list-item>
      </text:list>
      <text:p text:style-name="P53"/>
      <text:p text:style-name="P53"/>
      <text:p text:style-name="P53"/>
      <text:p text:style-name="P54">Issues to solve :</text:p>
      <text:list text:style-name="L7">
        <text:list-item>
          <text:p text:style-name="P55">...</text:p>
        </text:list-item>
      </text:list>
      <text:p text:style-name="P56"/>
      <text:p text:style-name="P56"/>
      <text:p text:style-name="P56"/>
      <text:p text:style-name="P57">Acknowledgements :</text:p>
      <text:list text:style-name="L8">
        <text:list-item>
          <text:p text:style-name="P58"><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59">assets : </text:p>
          <text:list>
            <text:list-item>
              <text:p text:style-name="P60">UI</text:p>
            </text:list-item>
            <text:list-item>
              <text:p text:style-name="P61"><text:span text:style-name="T14">Map : </text:span>LimeZu - <text:span text:style-name="T14">Itch</text:span></text:p>
            </text:list-item>
            <text:list-item>
              <text:p text:style-name="P62">SFX : JDSherbert,</text:p>
            </text:list-item>
            <text:list-item>
              <text:p text:style-name="P63"><text:span text:style-name="T15">Font : </text:span>Nimble Beasts</text:p>
            </text:list-item>
            <text:list-item>
              <text:p text:style-name="P64"/>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19T19:01:46.751000000</dc:date>
    <meta:editing-duration>P1DT4H51M49S</meta:editing-duration>
    <meta:editing-cycles>63</meta:editing-cycles>
    <meta:generator>LibreOffice/24.8.0.3$Windows_X86_64 LibreOffice_project/0bdf1299c94fe897b119f97f3c613e9dca6be583</meta:generator>
    <meta:document-statistic meta:table-count="0" meta:image-count="0" meta:object-count="0" meta:page-count="4" meta:paragraph-count="112" meta:word-count="661" meta:character-count="3487" meta:non-whitespace-character-count="3020"/>
  </office:meta>
</office:document-meta>
</file>